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Benchmark</text:p>
          </table:table-cell>
          <table:table-cell office:value-type="string" table:style-name="ce2">
            <text:p>Problem Size</text:p>
          </table:table-cell>
          <table:table-cell office:value-type="string" table:style-name="ce2">
            <text:p>Flags</text:p>
          </table:table-cell>
          <table:table-cell office:value-type="string" table:style-name="ce2">
            <text:p>Runtime (s)</text:p>
          </table:table-cell>
          <table:table-cell office:value-type="string" table:style-name="ce2">
            <text:p>Energy (Joules)</text:p>
          </table:table-cell>
          <table:table-cell office:value-type="string" table:style-name="ce2">
            <text:p>Joules per Secon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0</text:p>
          </table:table-cell>
          <table:table-cell office:value-type="float" office:value="271.81072899999998" table:style-name="ce1">
            <text:p>271.810729</text:p>
          </table:table-cell>
          <table:table-cell office:value-type="float" office:value="49530" table:style-name="ce1">
            <text:p>49530</text:p>
          </table:table-cell>
          <table:table-cell office:value-type="float" office:value="182.22238754968353" table:formula="of:=[.E2]/[.D2]" table:style-name="ce3">
            <text:p>182.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0</text:p>
          </table:table-cell>
          <table:table-cell office:value-type="float" office:value="271.52072299999998" table:style-name="ce1">
            <text:p>271.520723</text:p>
          </table:table-cell>
          <table:table-cell office:value-type="float" office:value="49523" table:style-name="ce1">
            <text:p>49523</text:p>
          </table:table-cell>
          <table:table-cell office:value-type="float" office:value="182.39123501450018" table:formula="of:=[.E3]/[.D3]" table:style-name="ce3">
            <text:p>182.4</text:p>
          </table:table-cell>
          <table:table-cell/>
          <table:table-cell table:style-name="ce1">
            <draw:frame draw:z-index="1" draw:id="id0" draw:style-name="a0" draw:name="Chart 1" svg:x="0.15197in" svg:y="0.01102in" svg:width="11.41053in" svg:height="5.6452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0</text:p>
          </table:table-cell>
          <table:table-cell office:value-type="float" office:value="273.61441200000002" table:style-name="ce1">
            <text:p>273.614412</text:p>
          </table:table-cell>
          <table:table-cell office:value-type="float" office:value="49593" table:style-name="ce1">
            <text:p>49593</text:p>
          </table:table-cell>
          <table:table-cell office:value-type="float" office:value="181.25141741437216" table:formula="of:=[.E4]/[.D4]" table:style-name="ce3">
            <text:p>181.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1</text:p>
          </table:table-cell>
          <table:table-cell office:value-type="float" office:value="122.591589" table:style-name="ce1">
            <text:p>122.591589</text:p>
          </table:table-cell>
          <table:table-cell office:value-type="float" office:value="22524" table:style-name="ce1">
            <text:p>22524</text:p>
          </table:table-cell>
          <table:table-cell office:value-type="float" office:value="183.73201769984399" table:formula="of:=[.E5]/[.D5]" table:style-name="ce3">
            <text:p>183.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1</text:p>
          </table:table-cell>
          <table:table-cell office:value-type="float" office:value="122.938495" table:style-name="ce1">
            <text:p>122.938495</text:p>
          </table:table-cell>
          <table:table-cell office:value-type="float" office:value="22649" table:style-name="ce1">
            <text:p>22649</text:p>
          </table:table-cell>
          <table:table-cell office:value-type="float" office:value="184.23033403817087" table:formula="of:=[.E6]/[.D6]" table:style-name="ce3">
            <text:p>184.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1</text:p>
          </table:table-cell>
          <table:table-cell office:value-type="float" office:value="121.057165" table:style-name="ce1">
            <text:p>121.057165</text:p>
          </table:table-cell>
          <table:table-cell office:value-type="float" office:value="22322" table:style-name="ce1">
            <text:p>22322</text:p>
          </table:table-cell>
          <table:table-cell office:value-type="float" office:value="184.39222494595839" table:formula="of:=[.E7]/[.D7]" table:style-name="ce3">
            <text:p>184.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2</text:p>
          </table:table-cell>
          <table:table-cell office:value-type="float" office:value="123.95414" table:style-name="ce1">
            <text:p>123.95414</text:p>
          </table:table-cell>
          <table:table-cell office:value-type="float" office:value="22288" table:style-name="ce1">
            <text:p>22288</text:p>
          </table:table-cell>
          <table:table-cell office:value-type="float" office:value="179.80843560368376" table:formula="of:=[.E8]/[.D8]" table:style-name="ce3">
            <text:p>179.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2</text:p>
          </table:table-cell>
          <table:table-cell office:value-type="float" office:value="121.358034" table:style-name="ce1">
            <text:p>121.358034</text:p>
          </table:table-cell>
          <table:table-cell office:value-type="float" office:value="21985" table:style-name="ce1">
            <text:p>21985</text:p>
          </table:table-cell>
          <table:table-cell office:value-type="float" office:value="181.15817532113283" table:formula="of:=[.E9]/[.D9]" table:style-name="ce3">
            <text:p>181.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2</text:p>
          </table:table-cell>
          <table:table-cell office:value-type="float" office:value="119.04942" table:style-name="ce1">
            <text:p>119.04942</text:p>
          </table:table-cell>
          <table:table-cell office:value-type="float" office:value="21671" table:style-name="ce1">
            <text:p>21671</text:p>
          </table:table-cell>
          <table:table-cell office:value-type="float" office:value="182.03364619500036" table:formula="of:=[.E10]/[.D10]" table:style-name="ce3">
            <text:p>182.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3</text:p>
          </table:table-cell>
          <table:table-cell office:value-type="float" office:value="115.481161" table:style-name="ce1">
            <text:p>115.481161</text:p>
          </table:table-cell>
          <table:table-cell office:value-type="float" office:value="20813" table:style-name="ce1">
            <text:p>20813</text:p>
          </table:table-cell>
          <table:table-cell office:value-type="float" office:value="180.22853095493213" table:formula="of:=[.E11]/[.D11]" table:style-name="ce3">
            <text:p>180.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3</text:p>
          </table:table-cell>
          <table:table-cell office:value-type="float" office:value="118.689454" table:style-name="ce1">
            <text:p>118.689454</text:p>
          </table:table-cell>
          <table:table-cell office:value-type="float" office:value="21121" table:style-name="ce1">
            <text:p>21121</text:p>
          </table:table-cell>
          <table:table-cell office:value-type="float" office:value="177.95178331513767" table:formula="of:=[.E12]/[.D12]" table:style-name="ce3">
            <text:p>178.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3</text:p>
          </table:table-cell>
          <table:table-cell office:value-type="float" office:value="119.7732" table:style-name="ce1">
            <text:p>119.7732</text:p>
          </table:table-cell>
          <table:table-cell office:value-type="float" office:value="21302" table:style-name="ce1">
            <text:p>21302</text:p>
          </table:table-cell>
          <table:table-cell office:value-type="float" office:value="177.85280847468383" table:formula="of:=[.E13]/[.D13]" table:style-name="ce3">
            <text:p>177.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1</text:p>
          </table:table-cell>
          <table:table-cell office:value-type="float" office:value="58.018520000000002" table:style-name="ce1">
            <text:p>58.01852</text:p>
          </table:table-cell>
          <table:table-cell office:value-type="float" office:value="9794" table:style-name="ce1">
            <text:p>9794</text:p>
          </table:table-cell>
          <table:table-cell office:value-type="float" office:value="168.80816677157569" table:formula="of:=[.E14]/[.D14]" table:style-name="ce3">
            <text:p>168.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1</text:p>
          </table:table-cell>
          <table:table-cell office:value-type="float" office:value="58.288423000000002" table:style-name="ce1">
            <text:p>58.288423</text:p>
          </table:table-cell>
          <table:table-cell office:value-type="float" office:value="9889" table:style-name="ce1">
            <text:p>9889</text:p>
          </table:table-cell>
          <table:table-cell office:value-type="float" office:value="169.65633124093955" table:formula="of:=[.E15]/[.D15]" table:style-name="ce3">
            <text:p>169.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1</text:p>
          </table:table-cell>
          <table:table-cell office:value-type="float" office:value="58.011141000000002" table:style-name="ce1">
            <text:p>58.011141</text:p>
          </table:table-cell>
          <table:table-cell office:value-type="float" office:value="9796" table:style-name="ce1">
            <text:p>9796</text:p>
          </table:table-cell>
          <table:table-cell office:value-type="float" office:value="168.86411525675732" table:formula="of:=[.E16]/[.D16]" table:style-name="ce3">
            <text:p>168.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2</text:p>
          </table:table-cell>
          <table:table-cell office:value-type="float" office:value="56.923293000000001" table:style-name="ce1">
            <text:p>56.923293</text:p>
          </table:table-cell>
          <table:table-cell office:value-type="float" office:value="9580" table:style-name="ce1">
            <text:p>9580</text:p>
          </table:table-cell>
          <table:table-cell office:value-type="float" office:value="168.29665845227893" table:formula="of:=[.E17]/[.D17]" table:style-name="ce3">
            <text:p>168.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2</text:p>
          </table:table-cell>
          <table:table-cell office:value-type="float" office:value="56.991559000000002" table:style-name="ce1">
            <text:p>56.991559</text:p>
          </table:table-cell>
          <table:table-cell office:value-type="float" office:value="9619" table:style-name="ce1">
            <text:p>9619</text:p>
          </table:table-cell>
          <table:table-cell office:value-type="float" office:value="168.77938011837858" table:formula="of:=[.E18]/[.D18]" table:style-name="ce3">
            <text:p>168.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2</text:p>
          </table:table-cell>
          <table:table-cell office:value-type="float" office:value="57.183008000000001" table:style-name="ce1">
            <text:p>57.183008</text:p>
          </table:table-cell>
          <table:table-cell office:value-type="float" office:value="9690" table:style-name="ce1">
            <text:p>9690</text:p>
          </table:table-cell>
          <table:table-cell office:value-type="float" office:value="169.45593348289756" table:formula="of:=[.E19]/[.D19]" table:style-name="ce3">
            <text:p>169.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3</text:p>
          </table:table-cell>
          <table:table-cell office:value-type="float" office:value="63.951113999999997" table:style-name="ce1">
            <text:p>63.951114</text:p>
          </table:table-cell>
          <table:table-cell office:value-type="float" office:value="10560" table:style-name="ce1">
            <text:p>10560</text:p>
          </table:table-cell>
          <table:table-cell office:value-type="float" office:value="165.12613056279207" table:formula="of:=[.E20]/[.D20]" table:style-name="ce3">
            <text:p>165.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3</text:p>
          </table:table-cell>
          <table:table-cell office:value-type="float" office:value="63.534801999999999" table:style-name="ce1">
            <text:p>63.534802</text:p>
          </table:table-cell>
          <table:table-cell office:value-type="float" office:value="10557" table:style-name="ce1">
            <text:p>10557</text:p>
          </table:table-cell>
          <table:table-cell office:value-type="float" office:value="166.1609018628877" table:formula="of:=[.E21]/[.D21]" table:style-name="ce3">
            <text:p>166.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3</text:p>
          </table:table-cell>
          <table:table-cell office:value-type="float" office:value="64.201076" table:style-name="ce1">
            <text:p>64.201076</text:p>
          </table:table-cell>
          <table:table-cell office:value-type="float" office:value="10625" table:style-name="ce1">
            <text:p>10625</text:p>
          </table:table-cell>
          <table:table-cell office:value-type="float" office:value="165.49566863957233" table:formula="of:=[.E22]/[.D22]" table:style-name="ce3">
            <text:p>165.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1</text:p>
          </table:table-cell>
          <table:table-cell office:value-type="float" office:value="41.963771000000001" table:style-name="ce1">
            <text:p>41.963771</text:p>
          </table:table-cell>
          <table:table-cell office:value-type="float" office:value="6260" table:style-name="ce1">
            <text:p>6260</text:p>
          </table:table-cell>
          <table:table-cell office:value-type="float" office:value="149.17629781174813" table:formula="of:=[.E23]/[.D23]" table:style-name="ce3">
            <text:p>149.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1</text:p>
          </table:table-cell>
          <table:table-cell office:value-type="float" office:value="41.619410999999999" table:style-name="ce1">
            <text:p>41.619411</text:p>
          </table:table-cell>
          <table:table-cell office:value-type="float" office:value="6208" table:style-name="ce1">
            <text:p>6208</text:p>
          </table:table-cell>
          <table:table-cell office:value-type="float" office:value="149.16116905162355" table:formula="of:=[.E24]/[.D24]" table:style-name="ce3">
            <text:p>149.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1</text:p>
          </table:table-cell>
          <table:table-cell office:value-type="float" office:value="41.878286000000003" table:style-name="ce1">
            <text:p>41.878286</text:p>
          </table:table-cell>
          <table:table-cell office:value-type="float" office:value="6264" table:style-name="ce1">
            <text:p>6264</text:p>
          </table:table-cell>
          <table:table-cell office:value-type="float" office:value="149.57632220191627" table:formula="of:=[.E25]/[.D25]" table:style-name="ce3">
            <text:p>149.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2</text:p>
          </table:table-cell>
          <table:table-cell office:value-type="float" office:value="41.664368000000003" table:style-name="ce1">
            <text:p>41.664368</text:p>
          </table:table-cell>
          <table:table-cell office:value-type="float" office:value="6212" table:style-name="ce1">
            <text:p>6212</text:p>
          </table:table-cell>
          <table:table-cell office:value-type="float" office:value="149.09622534055958" table:formula="of:=[.E26]/[.D26]" table:style-name="ce3">
            <text:p>149.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2</text:p>
          </table:table-cell>
          <table:table-cell office:value-type="float" office:value="41.808104" table:style-name="ce1">
            <text:p>41.808104</text:p>
          </table:table-cell>
          <table:table-cell office:value-type="float" office:value="6248" table:style-name="ce1">
            <text:p>6248</text:p>
          </table:table-cell>
          <table:table-cell office:value-type="float" office:value="149.44471052789191" table:formula="of:=[.E27]/[.D27]" table:style-name="ce3">
            <text:p>149.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2</text:p>
          </table:table-cell>
          <table:table-cell office:value-type="float" office:value="41.528578000000003" table:style-name="ce1">
            <text:p>41.528578</text:p>
          </table:table-cell>
          <table:table-cell office:value-type="float" office:value="6236" table:style-name="ce1">
            <text:p>6236</text:p>
          </table:table-cell>
          <table:table-cell office:value-type="float" office:value="150.16165494518015" table:formula="of:=[.E28]/[.D28]" table:style-name="ce3">
            <text:p>150.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3</text:p>
          </table:table-cell>
          <table:table-cell office:value-type="float" office:value="41.552888000000003" table:style-name="ce1">
            <text:p>41.552888</text:p>
          </table:table-cell>
          <table:table-cell office:value-type="float" office:value="6211" table:style-name="ce1">
            <text:p>6211</text:p>
          </table:table-cell>
          <table:table-cell office:value-type="float" office:value="149.47216183866689" table:formula="of:=[.E29]/[.D29]" table:style-name="ce3">
            <text:p>149.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3</text:p>
          </table:table-cell>
          <table:table-cell office:value-type="float" office:value="41.374459999999999" table:style-name="ce1">
            <text:p>41.37446</text:p>
          </table:table-cell>
          <table:table-cell office:value-type="float" office:value="6200" table:style-name="ce1">
            <text:p>6200</text:p>
          </table:table-cell>
          <table:table-cell office:value-type="float" office:value="149.85089835613564" table:formula="of:=[.E30]/[.D30]" table:style-name="ce3">
            <text:p>149.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3</text:p>
          </table:table-cell>
          <table:table-cell office:value-type="float" office:value="41.392626999999997" table:style-name="ce1">
            <text:p>41.392627</text:p>
          </table:table-cell>
          <table:table-cell office:value-type="float" office:value="6190" table:style-name="ce1">
            <text:p>6190</text:p>
          </table:table-cell>
          <table:table-cell office:value-type="float" office:value="149.54354068902174" table:formula="of:=[.E31]/[.D31]" table:style-name="ce3">
            <text:p>149.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0</text:p>
          </table:table-cell>
          <table:table-cell office:value-type="float" office:value="200.98425599999999" table:style-name="ce1">
            <text:p>200.984256</text:p>
          </table:table-cell>
          <table:table-cell office:value-type="float" office:value="35255" table:style-name="ce1">
            <text:p>35255</text:p>
          </table:table-cell>
          <table:table-cell office:value-type="float" office:value="175.41174966461057" table:formula="of:=[.E32]/[.D32]" table:style-name="ce3">
            <text:p>175.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0</text:p>
          </table:table-cell>
          <table:table-cell office:value-type="float" office:value="201.23480000000001" table:style-name="ce1">
            <text:p>201.2348</text:p>
          </table:table-cell>
          <table:table-cell office:value-type="float" office:value="35354" table:style-name="ce1">
            <text:p>35354</text:p>
          </table:table-cell>
          <table:table-cell office:value-type="float" office:value="175.68531884147274" table:formula="of:=[.E33]/[.D33]" table:style-name="ce3">
            <text:p>175.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0</text:p>
          </table:table-cell>
          <table:table-cell office:value-type="float" office:value="204.03935799999999" table:style-name="ce1">
            <text:p>204.039358</text:p>
          </table:table-cell>
          <table:table-cell office:value-type="float" office:value="35616" table:style-name="ce1">
            <text:p>35616</text:p>
          </table:table-cell>
          <table:table-cell office:value-type="float" office:value="174.55455824361101" table:formula="of:=[.E34]/[.D34]" table:style-name="ce3">
            <text:p>174.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1</text:p>
          </table:table-cell>
          <table:table-cell office:value-type="float" office:value="150.114003" table:style-name="ce1">
            <text:p>150.114003</text:p>
          </table:table-cell>
          <table:table-cell office:value-type="float" office:value="26899" table:style-name="ce1">
            <text:p>26899</text:p>
          </table:table-cell>
          <table:table-cell office:value-type="float" office:value="179.1904783193344" table:formula="of:=[.E35]/[.D35]" table:style-name="ce3">
            <text:p>179.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1</text:p>
          </table:table-cell>
          <table:table-cell office:value-type="float" office:value="145.79847799999999" table:style-name="ce1">
            <text:p>145.798478</text:p>
          </table:table-cell>
          <table:table-cell office:value-type="float" office:value="26537" table:style-name="ce1">
            <text:p>26537</text:p>
          </table:table-cell>
          <table:table-cell office:value-type="float" office:value="182.01150220511906" table:formula="of:=[.E36]/[.D36]" table:style-name="ce3">
            <text:p>182.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1</text:p>
          </table:table-cell>
          <table:table-cell office:value-type="float" office:value="149.52265" table:style-name="ce1">
            <text:p>149.52265</text:p>
          </table:table-cell>
          <table:table-cell office:value-type="float" office:value="26845" table:style-name="ce1">
            <text:p>26845</text:p>
          </table:table-cell>
          <table:table-cell office:value-type="float" office:value="179.53801648111508" table:formula="of:=[.E37]/[.D37]" table:style-name="ce3">
            <text:p>179.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2</text:p>
          </table:table-cell>
          <table:table-cell office:value-type="float" office:value="140.21253200000001" table:style-name="ce1">
            <text:p>140.212532</text:p>
          </table:table-cell>
          <table:table-cell office:value-type="float" office:value="25575" table:style-name="ce1">
            <text:p>25575</text:p>
          </table:table-cell>
          <table:table-cell office:value-type="float" office:value="182.40167005899301" table:formula="of:=[.E38]/[.D38]" table:style-name="ce3">
            <text:p>182.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2</text:p>
          </table:table-cell>
          <table:table-cell office:value-type="float" office:value="143.901826" table:style-name="ce1">
            <text:p>143.901826</text:p>
          </table:table-cell>
          <table:table-cell office:value-type="float" office:value="25907" table:style-name="ce1">
            <text:p>25907</text:p>
          </table:table-cell>
          <table:table-cell office:value-type="float" office:value="180.03246185354175" table:formula="of:=[.E39]/[.D39]" table:style-name="ce3">
            <text:p>180.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2</text:p>
          </table:table-cell>
          <table:table-cell office:value-type="float" office:value="145.138328" table:style-name="ce1">
            <text:p>145.138328</text:p>
          </table:table-cell>
          <table:table-cell office:value-type="float" office:value="25979" table:style-name="ce1">
            <text:p>25979</text:p>
          </table:table-cell>
          <table:table-cell office:value-type="float" office:value="178.99475871046275" table:formula="of:=[.E40]/[.D40]" table:style-name="ce3">
            <text:p>179.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3</text:p>
          </table:table-cell>
          <table:table-cell office:value-type="float" office:value="144.30923100000001" table:style-name="ce1">
            <text:p>144.309231</text:p>
          </table:table-cell>
          <table:table-cell office:value-type="float" office:value="25898" table:style-name="ce1">
            <text:p>25898</text:p>
          </table:table-cell>
          <table:table-cell office:value-type="float" office:value="179.46183913903607" table:formula="of:=[.E41]/[.D41]" table:style-name="ce3">
            <text:p>179.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3</text:p>
          </table:table-cell>
          <table:table-cell office:value-type="float" office:value="143.681892" table:style-name="ce1">
            <text:p>143.681892</text:p>
          </table:table-cell>
          <table:table-cell office:value-type="float" office:value="25861" table:style-name="ce1">
            <text:p>25861</text:p>
          </table:table-cell>
          <table:table-cell office:value-type="float" office:value="179.98788601697979" table:formula="of:=[.E42]/[.D42]" table:style-name="ce3">
            <text:p>180.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P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3</text:p>
          </table:table-cell>
          <table:table-cell office:value-type="float" office:value="143.07605100000001" table:style-name="ce1">
            <text:p>143.076051</text:p>
          </table:table-cell>
          <table:table-cell office:value-type="float" office:value="25723" table:style-name="ce1">
            <text:p>25723</text:p>
          </table:table-cell>
          <table:table-cell office:value-type="float" office:value="179.78550442379765" table:formula="of:=[.E43]/[.D43]" table:style-name="ce3">
            <text:p>179.8</text:p>
          </table:table-cell>
          <table:table-cell table:number-columns-repeated="16378"/>
        </table:table-row>
        <table:table-row table:number-rows-repeated="1048533" table:style-name="ro2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4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David Greasley</dc:creator>
    <meta:creation-date>2018-06-14T15:05:08Z</meta:creation-date>
    <dc:date>2018-06-15T16:48:54Z</dc:date>
    <meta:editing-cycles>20</meta:editing-cycles>
    <meta:editing-duration>PT94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06.4562992125984pt" svg:width="821.5582677165354pt" chart:style-name="Crt0">
        <chart:title chart:style-name="CT00">
          <text:p text:style-name="a0" text:class-names="" text:cond-style-name="">Energy vs Execution time for NPB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nergy (Joul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  <chart:grid chart:class="major" chart:style-name="GMa1"/>
          </chart:axis>
          <chart:series chart:label-cell-address="Sheet2.$A$2" chart:values-cell-range-address="Sheet2.$E$2:.$E$13" chart:class="chart:scatter" chart:attached-axis="primary-y" chart:style-name="G0S0">
            <chart:domain table:cell-range-address="Sheet2.$D$2:.$D$13"/>
            <chart:data-point chart:repeated="12"/>
          </chart:series>
          <chart:series chart:label-cell-address="Sheet2.$A$14" chart:values-cell-range-address="Sheet2.$E$14:.$E$22" chart:class="chart:scatter" chart:attached-axis="primary-y" chart:style-name="G0S1">
            <chart:domain table:cell-range-address="Sheet2.$D$14:.$D$22"/>
            <chart:data-point chart:repeated="9"/>
          </chart:series>
          <chart:series chart:label-cell-address="Sheet2.$A$23" chart:values-cell-range-address="Sheet2.$E$23:.$E$31" chart:class="chart:scatter" chart:attached-axis="primary-y" chart:style-name="G0S2">
            <chart:domain table:cell-range-address="Sheet2.$D$23:.$D$31"/>
            <chart:data-point chart:repeated="9"/>
          </chart:series>
          <chart:series chart:label-cell-address="Sheet2.$A$32" chart:values-cell-range-address="Sheet2.$E$32:.$E$43" chart:class="chart:scatter" chart:attached-axis="primary-y" chart:style-name="G0S3">
            <chart:domain table:cell-range-address="Sheet2.$D$32:.$D$43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